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2.15cm" fo:min-width="16.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45cm" fo:min-width="16.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6.55cm" fo:min-width="16.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5cm" fo:min-width="4.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5cm" fo:min-width="4.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85cm" fo:min-width="4.6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4.9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5cm" fo:min-width="4.9cm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standard">
      <style:graphic-properties draw:stroke="none" svg:stroke-color="#000000" draw:fill="none" draw:fill-color="#ffffff" fo:min-height="0.865cm"/>
    </style:style>
    <style:style style:name="gr11" style:family="graphic" style:parent-style-name="standard">
      <style:graphic-properties draw:stroke="none" svg:stroke-color="#000000" draw:fill="none" draw:fill-color="#ffffff" fo:min-height="0.465cm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11pt" style:font-size-asian="18pt" style:font-size-complex="18pt"/>
    </style:style>
    <style:style style:name="P3" style:family="paragraph">
      <loext:graphic-properties draw:fill="none" draw:fill-color="#ffffff"/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7.4cm" svg:height="12.4cm" svg:x="1.9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8cm" svg:height="2.7cm" svg:x="2.2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7cm" svg:height="6.8cm" svg:x="2.4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cm" svg:height="1.1cm" svg:x="2.6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7cm" svg:height="1.1cm" svg:x="8.4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1cm" svg:height="1.1cm" svg:x="13.5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1cm" svg:x="3.1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4cm" svg:height="0.9cm" svg:x="3.1cm" svg:y="9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1cm" svg:x="3.1cm" svg:y="11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1cm" svg:x="12.6cm" svg:y="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1cm" svg:x="12.6cm" svg:y="9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1cm" svg:x="12.6cm" svg:y="11.4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5cm" svg:height="0.7cm" svg:x="3.9cm" svg:y="8.2cm">
          <draw:text-box>
            <text:p text:style-name="P2">DetextController</text:p>
          </draw:text-box>
        </draw:frame>
        <draw:frame draw:style-name="gr10" draw:text-style-name="P3" draw:layer="layout" svg:width="4.1cm" svg:height="1.115cm" svg:x="2.2cm" svg:y="2.485cm">
          <draw:text-box>
            <text:p text:style-name="P2">ActionsController</text:p>
          </draw:text-box>
        </draw:frame>
        <draw:frame draw:style-name="gr11" draw:text-style-name="P3" draw:layer="layout" svg:width="4.7cm" svg:height="0.715cm" svg:x="2.9cm" svg:y="4.285cm">
          <draw:text-box>
            <text:p text:style-name="P2">ActionButtonController</text:p>
          </draw:text-box>
        </draw:frame>
        <draw:frame draw:style-name="gr10" draw:text-style-name="P3" draw:layer="layout" svg:width="3.8cm" svg:height="1.115cm" svg:x="2.4cm" svg:y="6.3cm">
          <draw:text-box>
            <text:p text:style-name="P2">FieldsController</text:p>
          </draw:text-box>
        </draw:frame>
        <draw:frame draw:style-name="gr12" draw:text-style-name="P3" draw:layer="layout" svg:width="3.2cm" svg:height="0.8cm" svg:x="1.9cm" svg:y="1.4cm">
          <draw:text-box>
            <text:p text:style-name="P2">FormController</text:p>
          </draw:text-box>
        </draw:frame>
        <draw:frame draw:style-name="gr10" draw:text-style-name="P3" draw:layer="layout" svg:width="4.5cm" svg:height="1.115cm" svg:x="3.7cm" svg:y="10cm">
          <draw:text-box>
            <text:p text:style-name="P2">GeneralFieldController</text:p>
          </draw:text-box>
        </draw:frame>
        <draw:frame draw:style-name="gr9" draw:text-style-name="P3" draw:layer="layout" svg:width="3.9cm" svg:height="0.7cm" svg:x="4.1cm" svg:y="11.6cm">
          <draw:text-box>
            <text:p text:style-name="P2">PickerController</text:p>
          </draw:text-box>
        </draw:frame>
        <draw:frame draw:style-name="gr11" draw:text-style-name="P3" draw:layer="layout" svg:width="4.7cm" svg:height="0.715cm" svg:x="8.5cm" svg:y="4.285cm">
          <draw:text-box>
            <text:p text:style-name="P2">ActionButtonController</text:p>
          </draw:text-box>
        </draw:frame>
        <draw:frame draw:style-name="gr11" draw:text-style-name="P3" draw:layer="layout" svg:width="4.7cm" svg:height="0.715cm" svg:x="13.8cm" svg:y="4.3cm">
          <draw:text-box>
            <text:p text:style-name="P2">ActionButtonController</text:p>
          </draw:text-box>
        </draw:frame>
        <draw:frame draw:style-name="gr9" draw:text-style-name="P3" draw:layer="layout" svg:width="3.5cm" svg:height="0.7cm" svg:x="13.7cm" svg:y="11.6cm">
          <draw:text-box>
            <text:p text:style-name="P2">DetextController</text:p>
          </draw:text-box>
        </draw:frame>
        <draw:frame draw:style-name="gr10" draw:text-style-name="P3" draw:layer="layout" svg:width="4.5cm" svg:height="1.115cm" svg:x="13cm" svg:y="9.985cm">
          <draw:text-box>
            <text:p text:style-name="P2">GeneralFieldController</text:p>
          </draw:text-box>
        </draw:frame>
        <draw:frame draw:style-name="gr9" draw:text-style-name="P3" draw:layer="layout" svg:width="3.9cm" svg:height="0.7cm" svg:x="13.6cm" svg:y="8.2cm">
          <draw:text-box>
            <text:p text:style-name="P2">PickerControll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0T13:28:44.467000000</meta:creation-date>
    <dc:date>2018-09-10T13:45:15.332000000</dc:date>
    <meta:editing-duration>PT6M11S</meta:editing-duration>
    <meta:editing-cycles>1</meta:editing-cycles>
    <meta:document-statistic meta:object-count="24"/>
    <meta:generator>LibreOffice/5.2.2.2$Windows_X86_64 LibreOffice_project/8f96e87c890bf8fa77463cd4b640a2312823f3ad</meta:generator>
  </office:meta>
</office:document-meta>
</file>